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 stretchy="false">ψ</mo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  <mrow>
              <mi/>
              <mo stretchy="false">=</mo>
              <mi/>
            </mrow>
            <mrow>
              <mo stretchy="false">∣</mo>
              <mrow>
                <mo stretchy="false">ψ</mo>
                <mrow>
                  <mo stretchy="false">(</mo>
                  <mrow>
                    <mstyle mathvariant="bold">
                      <mrow>
                        <mi>r</mi>
                      </mrow>
                    </mstyle>
                    <mi>,</mi>
                    <mi>t</mi>
                  </mrow>
                  <mo stretchy="false">)</mo>
                </mrow>
              </mrow>
              <mo stretchy="false">∣</mo>
            </mrow>
            <mi/>
            <msup>
              <mtext>e</mtext>
              <mrow>
                <mtext>i</mtext>
                <mi/>
                <mo stretchy="false">ϕ</mo>
                <mrow>
                  <mo stretchy="false">(</mo>
                  <mrow>
                    <mstyle mathvariant="bold">
                      <mrow>
                        <mi>r</mi>
                      </mrow>
                    </mstyle>
                    <mi>,</mi>
                    <mi>t</mi>
                  </mrow>
                  <mo stretchy="false">)</mo>
                </mrow>
              </mrow>
            </msup>
          </mrow>
        </mtd>
      </mtr>
      <mtr>
        <mtd>
          <mrow/>
        </mtd>
      </mtr>
      <mtr>
        <mtd>
          <mrow>
            <msub>
              <mo stretchy="false">ψ</mo>
              <mn>0</mn>
            </msub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  <mrow>
              <mi/>
              <mo stretchy="false">=</mo>
              <mi/>
            </mrow>
            <mo stretchy="false">α</mo>
            <mi/>
            <msup>
              <mtext>e</mtext>
              <mrow>
                <mtext>i</mtext>
                <mrow>
                  <mo stretchy="false">(</mo>
                  <mrow>
                    <mstyle mathvariant="bold">
                      <mrow>
                        <mi>k</mi>
                      </mrow>
                    </mstyle>
                    <mrow>
                      <mi/>
                      <mo stretchy="false">⋅</mo>
                      <mi/>
                    </mrow>
                    <mstyle mathvariant="bold">
                      <mrow>
                        <mi>r</mi>
                      </mrow>
                    </mstyle>
                    <mrow>
                      <mi/>
                      <mo stretchy="false">−</mo>
                      <mi/>
                    </mrow>
                    <mo stretchy="false">ω</mo>
                    <mi>t</mi>
                  </mrow>
                  <mo stretchy="false">)</mo>
                </mrow>
              </mrow>
            </msup>
          </mrow>
        </mtd>
      </mtr>
      <mtr>
        <mtd>
          <mrow/>
        </mtd>
      </mtr>
      <mtr>
        <mtd>
          <mrow>
            <mo stretchy="false">ϕ</mo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sub>
                  <mi>t</mi>
                  <mn>0</mn>
                </msub>
              </mrow>
              <mo stretchy="false">)</mo>
            </mrow>
            <mrow>
              <mi/>
              <mo stretchy="false">=</mo>
              <mi/>
            </mrow>
            <mstyle mathvariant="bold">
              <mrow>
                <mi>k</mi>
              </mrow>
            </mstyle>
            <mrow>
              <mi/>
              <mo stretchy="false">⋅</mo>
              <mi/>
            </mrow>
            <mstyle mathvariant="bold">
              <mrow>
                <mi>r</mi>
              </mrow>
            </mstyle>
            <mrow>
              <mi/>
              <mo stretchy="false">−</mo>
              <mi/>
            </mrow>
            <mo stretchy="false">ω</mo>
            <msub>
              <mi>t</mi>
              <mn>0</mn>
            </msub>
            <mi/>
            <mtext> ; </mtext>
            <mi/>
            <mo stretchy="false">ω</mo>
            <mrow>
              <mi/>
              <mo stretchy="false">=</mo>
              <mi/>
            </mrow>
            <mi>u</mi>
            <mi>k</mi>
            <mi/>
            <mtext> ; </mtext>
            <mi/>
            <mstyle mathvariant="bold">
              <mrow>
                <mi>k</mi>
              </mrow>
            </mstyle>
            <mrow>
              <mi/>
              <mo stretchy="false">⋅</mo>
              <mi/>
            </mrow>
            <mstyle mathvariant="bold">
              <mrow>
                <mi>r</mi>
              </mrow>
            </mstyle>
            <mrow>
              <mi/>
              <mo stretchy="false">=</mo>
              <mi/>
            </mrow>
            <mtext>const</mtext>
          </mrow>
        </mtd>
      </mtr>
    </mtable>
    <annotation encoding="StarMath 5.0">%ipsi (bold r , t) `=` lline %ipsi (bold r , t) rline ` "e" ^ {"i" ` %iphi (bold r , t)} newline newline
%ipsi_0 (bold r , t) `=` %ialpha ` "e" ^ {"i" (bold k `cdot` bold r `-` %iomega t)} newline newline
%iphi (bold r , t_0) `=` bold k `cdot` bold r `-` %iomega t_0 `" ; "~ %iomega `=` u k `" ; "~ bold k `cdot` bold r `=` "const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1:37:59.661000000</meta:creation-date>
    <meta:generator>LibreOffice/4.1.4.2$Windows_x86 LibreOffice_project/0a0440ccc0227ad9829de5f46be37cfb6edcf72</meta:generator>
  </office:meta>
</office:document-meta>
</file>